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text-properties officeooo:paragraph-rsid="000936ca"/>
    </style:style>
    <style:style style:name="P2" style:family="paragraph" style:parent-style-name="Text_20_body">
      <style:text-properties officeooo:rsid="000a2adb" officeooo:paragraph-rsid="000a2adb"/>
    </style:style>
    <style:style style:name="P3" style:family="paragraph" style:parent-style-name="Text_20_body">
      <style:paragraph-properties fo:margin-left="0cm" fo:margin-right="0cm" fo:margin-top="0cm" fo:margin-bottom="0cm" style:contextual-spacing="false" fo:text-indent="0cm" style:auto-text-indent="false"/>
      <style:text-properties officeooo:paragraph-rsid="000ac6d9"/>
    </style:style>
    <style:style style:name="P4" style:family="paragraph" style:parent-style-name="Text_20_body">
      <style:text-properties officeooo:rsid="000c9abe" officeooo:paragraph-rsid="000c9abe"/>
    </style:style>
    <style:style style:name="T1" style:family="text">
      <style:text-properties officeooo:rsid="000936ca"/>
    </style:style>
    <style:style style:name="T2" style:family="text">
      <style:text-properties officeooo:rsid="000a2adb"/>
    </style:style>
    <style:style style:name="T3" style:family="text">
      <style:text-properties officeooo:rsid="000a7e1b"/>
    </style:style>
    <style:style style:name="T4" style:family="text">
      <style:text-properties officeooo:rsid="000ac6d9"/>
    </style:style>
    <style:style style:name="T5" style:family="text">
      <style:text-properties officeooo:rsid="000c9abe"/>
    </style:style>
    <style:style style:name="T6"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synthesis model following Puputti's thesis will be developed which supports sample-by-sample calculations of the sounds. The constituent components will be made as modular as possible to allow for an exploration of different approaches to each component and their effect on the sound-synthesis system in general. The <text:span text:style-name="T1">components to be explored are: the noise pulse generator, which forms the basis of the contact sounds; the fractional delay filter, which allows for more precise tuning; the method by which harmonics in the contact sounds are generated (tanh vs. harmonically linked resonators); the loop-filter, which determines the string losses and longitudinal/transverse coupling. </text:span><text:span text:style-name="T2">Additionally, the placement of the CSG will be experimented with as well as how it’s output feeds into the digital wave guide.</text:span></text:p>
      <text:p text:style-name="Text_20_body"/>
      <text:p text:style-name="P4">The different fractional delay methods explored will be 5<text:span text:style-name="T6">th</text:span> order Largange interpolation implemented via the Farrow structure (ADD CITATION) as well as cross faded all-pass interpolation as described by Van Duyne et al (ADD CITATION). The different CSG approaches to harmonic generation will be the hperbolic tangent/filtered noise approach as initially described (ADD REFERENCE) as well as white noise filtered by a bank of harmonically linked resonators as desrcibed in Guqin paper (ADD CITATION). The different CSG topologies explored will be what is stated originally, decoupling it completely from the transverse vibrations, as well as feeding back only a small amount via filtering. This will need to be done after the initial tuning of the levels has been completed.</text:p>
      <text:p text:style-name="P2">Verification of the system will be done as follows. <text:span text:style-name="T3">First a basic functional verification of each component will be done </text:span><text:span text:style-name="T5">ensuring their inputs and outputs operate correctly in isolation</text:span><text:span text:style-name="T3">. Then the</text:span> string synthesis tuning will be done by fundamental frequency estimation via the YIN algorithm and using spectral parabolic interpolation to estimate the spectral peaks and ensure the synthesized harmonics are appropriately placed. The CSG will be verified by attempting to <text:span text:style-name="T3">synthesize recordings which isolate the interaction noises. These will be provided by the paper which the model was derived from. Objectively this will be done via spectrogram comparison, while subjectively they will be evaluated as well. Additionally there are also the spectrograms from the original paper which could be recreated. The entire system will be verified by recording slide playing of simple licks and doing a similar spectral/perceptual comparison to determine the accuracy of the model as well as understand where its limitations come from.</text:span></text:p>
      <text:p text:style-name="P3"><text:span text:style-name="T3">Any recording</text:span><text:span text:style-name="T4">s/measurements</text:span><text:span text:style-name="T3"> will be done a Yahmaha-502 steel string acoustic guitar fitted with medium gauge D'Addario phosphor bronze strings using Dunlop brass/chrome/glass slides. A</text:span> miniDSP UMIK-2 reference mic <text:span text:style-name="T3">will be used</text:span> to capture the sound in the semi-anechoic room available at CIRMMT. The number of windings on each string and their dimensions will be measured using a micrometer <text:span text:style-name="T4">as t</text:span>his information <text:span text:style-name="T4">informs</text:span> calibrat<text:span text:style-name="T4">ion of</text:span> the <text:span text:style-name="T4">CSG \cite{penttinen_model-based_2006}.</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3T11:49:24.679000000</meta:creation-date>
    <dc:date>2023-01-13T12:43:45.705000000</dc:date>
    <meta:editing-duration>PT13M38S</meta:editing-duration>
    <meta:editing-cycles>2</meta:editing-cycles>
    <meta:generator>LibreOffice/7.3.7.2$Windows_X86_64 LibreOffice_project/e114eadc50a9ff8d8c8a0567d6da8f454beeb84f</meta:generator>
    <meta:document-statistic meta:table-count="0" meta:image-count="0" meta:object-count="0" meta:page-count="1" meta:paragraph-count="4" meta:word-count="464" meta:character-count="3088" meta:non-whitespace-character-count="2628"/>
  </office:meta>
</office:document-meta>
</file>